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G-027622</text:p>
          </table:table-cell>
          <table:table-cell office:value-type="string" calcext:value-type="string">
            <text:p>2024-04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72" calcext:value-type="float">
            <text:p>15.6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027622</text:p>
          </table:table-cell>
          <table:table-cell office:value-type="string" calcext:value-type="string">
            <text:p>2023-04-1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336" calcext:value-type="float">
            <text:p>15.45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027622</text:p>
          </table:table-cell>
          <table:table-cell office:value-type="string" calcext:value-type="string">
            <text:p>2022-05-2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056" calcext:value-type="float">
            <text:p>15.9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027622</text:p>
          </table:table-cell>
          <table:table-cell office:value-type="string" calcext:value-type="string">
            <text:p>2021-04-0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096" calcext:value-type="float">
            <text:p>15.30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027622</text:p>
          </table:table-cell>
          <table:table-cell office:value-type="string" calcext:value-type="string">
            <text:p>2020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808" calcext:value-type="float">
            <text:p>15.11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027622</text:p>
          </table:table-cell>
          <table:table-cell office:value-type="string" calcext:value-type="string">
            <text:p>2019-04-0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168" calcext:value-type="float">
            <text:p>17.2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027622</text:p>
          </table:table-cell>
          <table:table-cell office:value-type="string" calcext:value-type="string">
            <text:p>2018-04-1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504" calcext:value-type="float">
            <text:p>17.46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027622</text:p>
          </table:table-cell>
          <table:table-cell office:value-type="string" calcext:value-type="string">
            <text:p>2017-04-1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696" calcext:value-type="float">
            <text:p>17.58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027622</text:p>
          </table:table-cell>
          <table:table-cell office:value-type="string" calcext:value-type="string">
            <text:p>2016-03-3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688" calcext:value-type="float">
            <text:p>16.94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027622</text:p>
          </table:table-cell>
          <table:table-cell office:value-type="string" calcext:value-type="string">
            <text:p>2015-04-0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648" calcext:value-type="float">
            <text:p>17.55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027622</text:p>
          </table:table-cell>
          <table:table-cell office:value-type="string" calcext:value-type="string">
            <text:p>2014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504" calcext:value-type="float">
            <text:p>17.46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027622</text:p>
          </table:table-cell>
          <table:table-cell office:value-type="string" calcext:value-type="string">
            <text:p>2013-05-0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736" calcext:value-type="float">
            <text:p>16.97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027622</text:p>
          </table:table-cell>
          <table:table-cell office:value-type="string" calcext:value-type="string">
            <text:p>2012-03-3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488" calcext:value-type="float">
            <text:p>16.1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027622</text:p>
          </table:table-cell>
          <table:table-cell office:value-type="string" calcext:value-type="string">
            <text:p>2011-05-0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016" calcext:value-type="float">
            <text:p>16.5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027622</text:p>
          </table:table-cell>
          <table:table-cell office:value-type="string" calcext:value-type="string">
            <text:p>2010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5544" calcext:value-type="float">
            <text:p>16.8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027622</text:p>
          </table:table-cell>
          <table:table-cell office:value-type="string" calcext:value-type="string">
            <text:p>2009-10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552" calcext:value-type="float">
            <text:p>17.49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027622</text:p>
          </table:table-cell>
          <table:table-cell office:value-type="string" calcext:value-type="string">
            <text:p>2009-03-0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016" calcext:value-type="float">
            <text:p>16.5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5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21" meta:object-count="0"/>
    <meta:user-defined meta:name="AppVersion">3.0</meta:user-defined>
  </office:meta>
</office:document-meta>
</file>